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4487000022A1D82F7824.svm"/>
  <manifest:file-entry manifest:media-type="" manifest:full-path="Pictures/20000007000044A100002251DF20F3EB.svm"/>
  <manifest:file-entry manifest:media-type="" manifest:full-path="Pictures/20000007000044D6000022A1824FE270.svm"/>
  <manifest:file-entry manifest:media-type="" manifest:full-path="Pictures/20000007000044D6000022F0B05A46E0.svm"/>
  <manifest:file-entry manifest:media-type="" manifest:full-path="Pictures/20000007000044F1000022D545163188.svm"/>
  <manifest:file-entry manifest:media-type="" manifest:full-path="Pictures/20000007000044D6000022BB69E1582E.svm"/>
  <manifest:file-entry manifest:media-type="" manifest:full-path="Pictures/2000000700004487000022BB57CA9C89.svm"/>
  <manifest:file-entry manifest:media-type="" manifest:full-path="Pictures/2000000700004487000022A1873E2134.svm"/>
  <manifest:file-entry manifest:media-type="" manifest:full-path="Pictures/20000007000044BC00002286DE57A2A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ultas Jogo X-Gamer em MysQl</text:p>
      <text:p text:style-name="Text_20_body"/>
      <text:p text:style-name="P2">a) Consultar os dados de um jogador</text:p>
      <text:p text:style-name="Text_20_body"><draw:frame draw:style-name="fr1" draw:name="figura1" text:anchor-type="paragraph" svg:x="0cm" svg:y="0.09cm" svg:width="16.999cm" svg:height="8.864cm" draw:z-index="0"><draw:image xlink:href="Pictures/2000000700004487000022A1D82F7824.svm" xlink:type="simple" xlink:show="embed" xlink:actuate="onLoad"/></draw:frame></text:p>
      <text:p text:style-name="P2">b) Consultar todos os jogos concluídos por um jogador (através do seu apelido)</text:p>
      <text:p text:style-name="P2"><draw:frame draw:style-name="fr2" draw:name="figura2" text:anchor-type="paragraph" svg:width="16.999cm" svg:height="8.959cm" draw:z-index="5"><draw:image xlink:href="Pictures/20000007000044F1000022D545163188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c) Encontre os nomes dos jogadores cujas idades sejam maiores que 15 e que tenham jogado a partir do ano 2009 até a presente data. </text:p>
      <text:p text:style-name="Text_20_body"><draw:frame draw:style-name="fr2" draw:name="figura3" text:anchor-type="paragraph" svg:width="16.999cm" svg:height="9.086cm" draw:z-index="4"><draw:image xlink:href="Pictures/20000007000044BC00002286DE57A2AE.svm" xlink:type="simple" xlink:show="embed" xlink:actuate="onLoad"/></draw:frame></text:p>
      <text:p text:style-name="P2">d) Encontre os nomes dos fabricantes cuja localização seja na cidade de RJ. </text:p>
      <text:p text:style-name="Text_20_body"><draw:frame draw:style-name="fr1" draw:name="figura4" text:anchor-type="paragraph" svg:x="0cm" svg:y="0.407cm" svg:width="16.999cm" svg:height="8.885cm" draw:z-index="1"><draw:image xlink:href="Pictures/20000007000044D6000022F0B05A46E0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e) Obtenha todos os dados da produtora, localizadas em SP e cujo nome inicie com a letra A. </text:p>
      <text:p text:style-name="Text_20_body"><draw:frame draw:style-name="fr2" draw:name="figura5" text:anchor-type="paragraph" svg:width="16.999cm" svg:height="9.033cm" draw:z-index="2"><draw:image xlink:href="Pictures/20000007000044D6000022A1824FE270.svm" xlink:type="simple" xlink:show="embed" xlink:actuate="onLoad"/></draw:frame></text:p>
      <text:p text:style-name="P2">f) Mostrar dos jogadores: nomes, apelidos, idades, ano que jogou e avaliação obtida. </text:p>
      <text:p text:style-name="Text_20_body"><draw:frame draw:style-name="fr2" draw:name="figura6" text:anchor-type="paragraph" svg:width="16.999cm" svg:height="8.498cm" draw:z-index="3"><draw:image xlink:href="Pictures/20000007000044A100002251DF20F3EB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g) Consultar os gêneros e classificação das categorias dos jogos cujos códigos sejam maior que 1. </text:p>
      <text:p text:style-name="Text_20_body"><draw:frame draw:style-name="fr3" draw:name="figura7" text:anchor-type="paragraph" svg:width="16.999cm" svg:height="10.097cm" draw:z-index="6"><draw:image xlink:href="Pictures/2000000700004487000022BB57CA9C89.svm" xlink:type="simple" xlink:show="embed" xlink:actuate="onLoad"/></draw:frame></text:p>
      <text:p text:style-name="P2">h) Recupera todos os campos da tabela Console até os dois primeiros registros e cujos nomes de console iniciem com a letra M. </text:p>
      <text:p text:style-name="Text_20_body"><draw:frame draw:style-name="fr2" draw:name="figura8" text:anchor-type="paragraph" svg:width="16.999cm" svg:height="9.07cm" draw:z-index="7"><draw:image xlink:href="Pictures/20000007000044D6000022BB69E1582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i) Obter a listagem de todos os jogos armazenados no sistema, incluindo: identificador e nome do jogo, ano de lançamento do jogo e código, nome e localização da produtora associada ao jogo; mostrar os nomes em ordem alfabéticos. </text:p>
      <text:p text:style-name="Text_20_body"/>
      <text:p text:style-name="Text_20_body"><draw:frame draw:style-name="fr3" draw:name="figura9" text:anchor-type="paragraph" svg:width="16.999cm" svg:height="9.562cm" draw:z-index="8"><draw:image xlink:href="Pictures/2000000700004487000022A1873E2134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19:29:51.58</meta:creation-date>
    <dc:date>2016-05-18T16:05:12.35</dc:date>
    <meta:editing-duration>PT6H19M31S</meta:editing-duration>
    <meta:editing-cycles>13</meta:editing-cycles>
    <meta:generator>LibreOffice/3.4$Win32 LibreOffice_project/340m1$Build-502</meta:generator>
    <meta:print-date>2011-10-14T16:51:16.68</meta:print-date>
    <meta:document-statistic meta:table-count="0" meta:image-count="9" meta:object-count="0" meta:page-count="5" meta:paragraph-count="10" meta:word-count="171" meta:character-count="981" meta:non-whitespace-character-count="813"/>
  </office:meta>
</office:document-meta>
</file>